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paragraph-rsid="001f2182"/>
    </style:style>
    <style:style style:name="T1" style:family="text">
      <style:text-properties officeooo:rsid="001de511"/>
    </style:style>
    <style:style style:name="T2" style:family="text">
      <style:text-properties fo:language="es" fo:country="ES"/>
    </style:style>
    <style:style style:name="T3" style:family="text">
      <style:text-properties officeooo:rsid="001f21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¡Hola, mi nombre es Derek!</text:p>
      <text:p text:style-name="P1"/>
      <text:p text:style-name="P2"><text:span text:style-name="T3">S</text:span>oy de estados unidos</text:p>
      <text:p text:style-name="P2"/>
      <text:p text:style-name="P2"><text:span text:style-name="T3">S</text:span>oy alto y peludo jaja. Soy muy tonto e inteligente también, culpo en gran parte al trastorno por déficit de atención con hiperactividad. Desafortunadamente, también puede ponerme en situaciones sociales incómodas; pero también puede hacerme hiperinformado sobre fragmentos de información muy aleatorios.</text:p>
      <text:p text:style-name="P1"/>
      <text:p text:style-name="P1"><text:span text:style-name="T3">Soy v</text:span>ivo en Portales, Nuevo México, Estados Unidos, pero soy originario de Bellingham, Washington, Estados Unidos.</text:p>
      <text:p text:style-name="P1"/>
      <text:p text:style-name="P1">Actualmente estoy estudiando en la Universidad del Este de Nuevo México o en inglés, la Universidad del Este de Nuevo México, pero planeo estudiar eventualmente en la Universidad del Oeste de Washington.</text:p>
      <text:p text:style-name="P1"/>
      <text:p text:style-name="P1">Estudié mucho, pero mi especialidad es Informática e Ingeniería Electrónica.</text:p>
      <text:p text:style-name="P1"/>
      <text:p text:style-name="P1">Me gusta la piratería, porque incorpora mucho redes informáticas, servidores informáticos, radio, ingeniería social y programación informática. Me gustan los videojuegos y soy introvertida y extrovertida también, es difícil de explicar, depende de con quién esté.</text:p>
      <text:p text:style-name="P1"/>
      <text:p text:style-name="P2">¡Espero aprender más sobre ti también! ¡Vamos a tomar un café! </text:p>
      <text:p text:style-name="P2"/>
      <text:p text:style-name="P2">!<text:span text:style-name="T3">H</text:span>asta luego, hablemos pronto!</text:p>
      <text:p text:style-name="P2"/>
      <text:p text:style-name="P2"><text:tab/><text:tab/><text:tab/><text:tab/><text:tab/><text:tab/><text:tab/><text:tab/><text:tab/><text:tab/><text:tab/>- <text:span text:style-name="T3">Dere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2:11:57.826368940</meta:creation-date>
    <dc:date>2022-10-07T22:32:07.497547482</dc:date>
    <meta:editing-duration>PT9M59S</meta:editing-duration>
    <meta:editing-cycles>1</meta:editing-cycles>
    <meta:document-statistic meta:table-count="0" meta:image-count="0" meta:object-count="0" meta:page-count="1" meta:paragraph-count="10" meta:word-count="162" meta:character-count="1118" meta:non-whitespace-character-count="954"/>
    <meta:generator>LibreOffice/7.3.5.2$Linux_X86_64 LibreOffice_project/30$Build-2</meta:generator>
  </office:meta>
</office:document-meta>
</file>